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2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5e-5</text:p>
          </table:table-cell>
          <table:table-cell office:value-type="string" calcext:value-type="string">
            <text:p>training_loss</text:p>
          </table:table-cell>
          <table:table-cell office:value-type="float" office:value="1.16488689970923" calcext:value-type="float">
            <text:p>1.16488689970923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490</text:p>
          </table:table-cell>
          <table:table-cell office:value-type="string" calcext:value-type="string">
            <text:p>train_runtime</text:p>
          </table:table-cell>
          <table:table-cell office:value-type="float" office:value="6883.323" calcext:value-type="float">
            <text:p>6883.3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473" calcext:value-type="float">
            <text:p>9.47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rain_steps_per_second</text:p>
          </table:table-cell>
          <table:table-cell table:style-name="ce6" office:value-type="float" office:value="1.184" calcext:value-type="float">
            <text:p>1.184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otal_flos</text:p>
          </table:table-cell>
          <table:table-cell table:style-name="ce7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1.16488689970923" calcext:value-type="float">
            <text:p>1.164886899709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97457680106163" calcext:value-type="float">
            <text:p>0.97457680106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45005001624425" calcext:value-type="float">
            <text:p>0.745005001624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<text:span text:style-name="T1">nd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5e-5</text:p>
          </table:table-cell>
          <table:table-cell office:value-type="string" calcext:value-type="string">
            <text:p>training_loss</text:p>
          </table:table-cell>
          <table:table-cell office:value-type="float" office:value="0.906593855773853" calcext:value-type="float">
            <text:p>0.906593855773853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600</text:p>
          </table:table-cell>
          <table:table-cell office:value-type="string" calcext:value-type="string">
            <text:p>train_runtime</text:p>
          </table:table-cell>
          <table:table-cell office:value-type="float" office:value="6779.2459" calcext:value-type="float">
            <text:p>6779.2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619" calcext:value-type="float">
            <text:p>9.6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teps_per_second</text:p>
          </table:table-cell>
          <table:table-cell office:value-type="float" office:value="1.202" calcext:value-type="float">
            <text:p>1.202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otal_flos</text:p>
          </table:table-cell>
          <table:table-cell table:style-name="ce7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0.906593855773853" calcext:value-type="float">
            <text:p>0.906593855773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796342800060908" calcext:value-type="float">
            <text:p>0.7963428000609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91683614253998" calcext:value-type="float">
            <text:p>0.7916836142539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<text:span text:style-name="T1">rd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5e-5</text:p>
          </table:table-cell>
          <table:table-cell office:value-type="string" calcext:value-type="string">
            <text:p>training_loss</text:p>
          </table:table-cell>
          <table:table-cell office:value-type="float" office:value="1.18683568222249" calcext:value-type="float">
            <text:p>1.18683568222249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815</text:p>
          </table:table-cell>
          <table:table-cell office:value-type="string" calcext:value-type="string">
            <text:p>train_runtime</text:p>
          </table:table-cell>
          <table:table-cell office:value-type="float" office:value="6828.8728" calcext:value-type="float">
            <text:p>6828.87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549" calcext:value-type="float">
            <text:p>9.5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teps_per_second</text:p>
          </table:table-cell>
          <table:table-cell office:value-type="float" office:value="1.194" calcext:value-type="float">
            <text:p>1.1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_flos</text:p>
          </table:table-cell>
          <table:table-cell table:style-name="ce9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1.18683568222249" calcext:value-type="float">
            <text:p>1.186835682222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97774146993955" calcext:value-type="float">
            <text:p>0.977741469939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37687706947327" calcext:value-type="float">
            <text:p>0.7376877069473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<text:span text:style-name="T1">th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1e-4</text:p>
          </table:table-cell>
          <table:table-cell office:value-type="string" calcext:value-type="string">
            <text:p>training_loss</text:p>
          </table:table-cell>
          <table:table-cell office:value-type="float" office:value="1.06328832440744" calcext:value-type="float">
            <text:p>1.06328832440744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490</text:p>
          </table:table-cell>
          <table:table-cell office:value-type="string" calcext:value-type="string">
            <text:p>train_runtime</text:p>
          </table:table-cell>
          <table:table-cell office:value-type="float" office:value="6831.3005" calcext:value-type="float">
            <text:p>6831.3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545" calcext:value-type="float">
            <text:p>9.5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teps_per_second</text:p>
          </table:table-cell>
          <table:table-cell office:value-type="float" office:value="1.193" calcext:value-type="float">
            <text:p>1.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_flos</text:p>
          </table:table-cell>
          <table:table-cell table:style-name="ce9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1.06328832440744" calcext:value-type="float">
            <text:p>1.063288324407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83813997109731" calcext:value-type="float">
            <text:p>0.838139971097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77122060457865" calcext:value-type="float">
            <text:p>0.7771220604578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<text:span text:style-name="T1">th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1e-4</text:p>
          </table:table-cell>
          <table:table-cell office:value-type="string" calcext:value-type="string">
            <text:p>training_loss</text:p>
          </table:table-cell>
          <table:table-cell office:value-type="float" office:value="1.07322859430687" calcext:value-type="float">
            <text:p>1.07322859430687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650</text:p>
          </table:table-cell>
          <table:table-cell office:value-type="string" calcext:value-type="string">
            <text:p>train_runtime</text:p>
          </table:table-cell>
          <table:table-cell office:value-type="float" office:value="6874.0591" calcext:value-type="float">
            <text:p>6874.05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486" calcext:value-type="float">
            <text:p>9.4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teps_per_second</text:p>
          </table:table-cell>
          <table:table-cell office:value-type="float" office:value="1.186" calcext:value-type="float">
            <text:p>1.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_flos</text:p>
          </table:table-cell>
          <table:table-cell table:style-name="ce9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1.07322859430687" calcext:value-type="float">
            <text:p>1.073228594306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822829554478327" calcext:value-type="float">
            <text:p>0.8228295544783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77821401755015" calcext:value-type="float">
            <text:p>0.777821401755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<text:span text:style-name="T1">th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1e-4</text:p>
          </table:table-cell>
          <table:table-cell office:value-type="string" calcext:value-type="string">
            <text:p>training_loss</text:p>
          </table:table-cell>
          <table:table-cell office:value-type="float" office:value="1.08287470592542" calcext:value-type="float">
            <text:p>1.08287470592542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815</text:p>
          </table:table-cell>
          <table:table-cell office:value-type="string" calcext:value-type="string">
            <text:p>train_runtime</text:p>
          </table:table-cell>
          <table:table-cell office:value-type="float" office:value="6867.4809" calcext:value-type="float">
            <text:p>6867.48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495" calcext:value-type="float">
            <text:p>9.4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teps_per_second</text:p>
          </table:table-cell>
          <table:table-cell office:value-type="float" office:value="1.187" calcext:value-type="float">
            <text:p>1.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_flos</text:p>
          </table:table-cell>
          <table:table-cell table:style-name="ce9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1.08287470592542" calcext:value-type="float">
            <text:p>1.082874705925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830711364746094" calcext:value-type="float">
            <text:p>0.8307113647460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81337857246399" calcext:value-type="float">
            <text:p>0.7813378572463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6<text:span text:style-name="T1">th</text:span> attempt</text:p>
          </table:table-cell>
          <table:table-cell office:value-type="string" calcext:value-type="string">
            <text:p>Metric</text:p>
          </table:table-cell>
          <table:table-cell table:style-name="ce3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NUM_TRAIN_EPOCHS = 2</text:p>
          </table:table-cell>
          <table:table-cell office:value-type="string" calcext:value-type="string">
            <text:p>global_step</text:p>
          </table:table-cell>
          <table:table-cell office:value-type="float" office:value="8152" calcext:value-type="float">
            <text:p>8152</text:p>
          </table:table-cell>
          <table:table-cell/>
        </table:table-row>
        <table:table-row table:style-name="ro1">
          <table:table-cell table:style-name="ce2" office:value-type="string" calcext:value-type="string">
            <text:p>LEARNING_RATE = 7e-5</text:p>
          </table:table-cell>
          <table:table-cell office:value-type="string" calcext:value-type="string">
            <text:p>training_loss</text:p>
          </table:table-cell>
          <table:table-cell office:value-type="float" office:value="1.12875533206306" calcext:value-type="float">
            <text:p>1.12875533206306</text:p>
          </table:table-cell>
          <table:table-cell/>
        </table:table-row>
        <table:table-row table:style-name="ro1">
          <table:table-cell table:style-name="ce2" office:value-type="string" calcext:value-type="string">
            <text:p>WARMUP_STEPS = 650</text:p>
          </table:table-cell>
          <table:table-cell office:value-type="string" calcext:value-type="string">
            <text:p>train_runtime</text:p>
          </table:table-cell>
          <table:table-cell office:value-type="float" office:value="6837.0424" calcext:value-type="float">
            <text:p>6837.04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amples_per_second</text:p>
          </table:table-cell>
          <table:table-cell office:value-type="float" office:value="9.537" calcext:value-type="float">
            <text:p>9.5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_steps_per_second</text:p>
          </table:table-cell>
          <table:table-cell office:value-type="float" office:value="1.192" calcext:value-type="float">
            <text:p>1.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_flos</text:p>
          </table:table-cell>
          <table:table-cell table:style-name="ce9" office:value-type="string" calcext:value-type="string">
            <text:p>1.4783868001286554e+1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rain_loss</text:p>
          </table:table-cell>
          <table:table-cell table:style-name="ce8" office:value-type="float" office:value="1.12875533206306" calcext:value-type="float">
            <text:p>1.12875533206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0.912445922692617" calcext:value-type="float">
            <text:p>0.9124459226926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_tokens</text:p>
          </table:table-cell>
          <table:table-cell office:value-type="float" office:value="13116786" calcext:value-type="float">
            <text:p>131167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token_accuracy</text:p>
          </table:table-cell>
          <table:table-cell office:value-type="float" office:value="0.754364132881165" calcext:value-type="float">
            <text:p>0.754364132881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23:47:34.502985094</meta:creation-date>
    <dc:date>2025-11-10T01:16:14.229474430</dc:date>
    <meta:editing-duration>PT2H4M51S</meta:editing-duration>
    <meta:editing-cycles>3</meta:editing-cycles>
    <meta:generator>LibreOffice/25.2.6.2$Linux_X86_64 LibreOffice_project/40d1a0e1d5bdf1afaeae24d9ece32bbb00fa66a4</meta:generator>
    <meta:document-statistic meta:table-count="1" meta:cell-count="196" meta:object-count="0"/>
  </office:meta>
</office:document-meta>
</file>